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052cm" fo:min-width="3.692cm"/>
    </style:style>
    <style:style style:name="gr2" style:family="graphic" style:parent-style-name="objectwithoutfill">
      <style:graphic-properties svg:stroke-color="#158466" draw:marker-start="Rounded_20_short_20_Arrow" draw:fill="solid" draw:textarea-vertical-align="middle"/>
    </style:style>
    <style:style style:name="gr3" style:family="graphic" style:parent-style-name="objectwithoutfill">
      <style:graphic-properties draw:marker-start="Rounded_20_short_20_Arrow" draw:fill="solid" draw:textarea-vertical-align="middle"/>
    </style:style>
    <style:style style:name="gr4" style:family="graphic" style:parent-style-name="objectwithoutfill">
      <style:graphic-properties svg:stroke-color="#bf0041" draw:marker-start="Symmetric_20_Arrow"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9.906cm" svg:x="1.889cm" svg:y="12.43cm">
          <text:p/>
          <draw:enhanced-geometry svg:viewBox="0 0 21600 21600" draw:glue-points="?f0 0 ?f1 10800 0 21600 10800 21600 21600 21600 ?f7 10800" draw:text-areas="?f1 10800 ?f2 18000 ?f3 7200 ?f4 21600" draw:type="isosceles-triangle" draw:modifiers="11078.699518880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" draw:text-style-name="P2" draw:layer="layout" svg:width="0.602cm" svg:height="0.463cm" draw:transform="rotate (-0.847531884768447) translate (6.16859833796151cm 13.535533592906cm)" svg:viewBox="0 0 603 464" svg:d="M0 457c163 25 359-15 461-158l102-137 40-153-10-9">
          <text:p/>
        </draw:path>
        <draw:path draw:style-name="gr3" draw:text-style-name="P2" draw:layer="layout" svg:width="0.756cm" svg:height="0.213cm" draw:transform="rotate (1.99264240700193) translate (2.83410367243539cm 22.1379793666303cm)" svg:viewBox="0 0 757 214" svg:d="M0 203c167 15 341 26 498-41l175-76 84-86">
          <text:p/>
        </draw:path>
        <draw:path draw:style-name="gr4" draw:text-style-name="P2" draw:layer="layout" svg:width="0.569cm" svg:height="0.461cm" draw:transform="rotate (-2.86600516469989) translate (9.83214037890518cm 21.9269952311505cm)" svg:viewBox="0 0 570 462" svg:d="M0 456c173 32 348-61 452-195l111-131 7-130">
          <text:p/>
        </draw:path>
        <draw:frame draw:style-name="gr5" draw:text-style-name="P3" draw:layer="layout" svg:width="0.582cm" svg:height="0.32cm" svg:x="8.441cm" svg:y="21.2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0.512cm" svg:height="0.557cm" svg:x="5.822cm" svg:y="14.5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0.573cm" svg:height="0.438cm" svg:x="3.032cm" svg:y="21.0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2" draw:layer="layout" svg:x1="6.207cm" svg:y1="12.43cm" svg:x2="10.271cm" svg:y2="22.336cm">
          <text:p/>
        </draw:line>
        <draw:line draw:style-name="gr7" draw:text-style-name="P2" draw:layer="layout" svg:x1="1.889cm" svg:y1="22.336cm" svg:x2="10.271cm" svg:y2="22.336cm">
          <text:p/>
        </draw:line>
        <draw:line draw:style-name="gr8" draw:text-style-name="P2" draw:layer="layout" svg:x1="1.889cm" svg:y1="22.336cm" svg:x2="6.207cm" svg:y2="12.43cm">
          <text:p/>
        </draw:line>
        <draw:frame draw:style-name="gr5" draw:text-style-name="P3" draw:layer="layout" svg:width="0.506cm" svg:height="0.627cm" svg:x="5.572cm" svg:y="22.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3" draw:layer="layout" svg:width="0.495cm" svg:height="0.627cm" svg:x="8.62cm" svg:y="17.25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0.499cm" svg:height="0.627cm" svg:x="3.286cm" svg:y="16.7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2-21T21:36:59.988362682</dc:date>
    <meta:editing-duration>PT2H30S</meta:editing-duration>
    <meta:editing-cycles>32</meta:editing-cycles>
    <meta:generator>LibreOffice/6.4.7.2$Linux_X86_64 LibreOffice_project/40$Build-2</meta:generator>
    <meta:document-statistic meta:object-count="13"/>
  </office:meta>
</office:document-meta>
</file>

<file path=Object 1/content.xml><?xml version="1.0" encoding="utf-8"?>
<math xmlns="http://www.w3.org/1998/Math/MathML" display="block">
  <semantics>
    <mstyle color="red">
      <mi>α</mi>
    </mstyle>
    <annotation encoding="StarMath 5.0">color red { %alpha }</annotation>
  </semantics>
</math>
</file>

<file path=Object 2/content.xml><?xml version="1.0" encoding="utf-8"?>
<math xmlns="http://www.w3.org/1998/Math/MathML" display="block">
  <semantics>
    <mstyle color="green">
      <mi>β</mi>
    </mstyle>
    <annotation encoding="StarMath 5.0">color green
 { %beta }</annotation>
  </semantics>
</math>
</file>

<file path=Object 3/content.xml><?xml version="1.0" encoding="utf-8"?>
<math xmlns="http://www.w3.org/1998/Math/MathML" display="block">
  <semantics>
    <mstyle color="blue">
      <mi>γ</mi>
    </mstyle>
    <annotation encoding="StarMath 5.0">color blue
 { %gamma }</annotation>
  </semantics>
</math>
</file>

<file path=Object 4/content.xml><?xml version="1.0" encoding="utf-8"?>
<math xmlns="http://www.w3.org/1998/Math/MathML" display="block">
  <semantics>
    <mstyle color="green">
      <mi>b</mi>
    </mstyle>
    <annotation encoding="StarMath 5.0">color green
 { b }</annotation>
  </semantics>
</math>
</file>

<file path=Object 5/content.xml><?xml version="1.0" encoding="utf-8"?>
<math xmlns="http://www.w3.org/1998/Math/MathML" display="block">
  <semantics>
    <mstyle color="blue">
      <mi>c</mi>
    </mstyle>
    <annotation encoding="StarMath 5.0">color blue
 { c }</annotation>
  </semantics>
</math>
</file>

<file path=Object 6/content.xml><?xml version="1.0" encoding="utf-8"?>
<math xmlns="http://www.w3.org/1998/Math/MathML" display="block">
  <semantics>
    <mstyle color="red">
      <mi>a</mi>
    </mstyle>
    <annotation encoding="StarMath 5.0">color red
 { a }</annotation>
  </semantics>
</math>
</file>